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Consolas" svg:font-family="Consolas, 'courier new'"/>
    <style:font-face style:name="Verdana" svg:font-family="Verdana, Geneva, Tahoma, Arial, Helvetica, sans-serif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paragraph-properties fo:margin-left="0in" fo:margin-right="0in" fo:margin-top="0.1043in" fo:margin-bottom="0.1043in" loext:contextual-spacing="false" fo:widows="1" fo:text-indent="0in" style:auto-text-indent="false"/>
      <style:text-properties fo:font-variant="normal" fo:text-transform="none" fo:color="#404040" style:font-name="Verdana" fo:font-size="12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.1043in" loext:contextual-spacing="false" style:line-height-at-least="0.2189in" fo:widows="1" fo:text-indent="0in" style:auto-text-indent="false"/>
      <style:text-properties fo:font-variant="normal" fo:text-transform="none" fo:color="#333333" style:font-name="Verdana" fo:font-size="11.25pt" fo:letter-spacing="normal" fo:font-style="normal" fo:font-weight="normal"/>
    </style:style>
    <style:style style:name="P5" style:family="paragraph" style:parent-style-name="Text_20_body">
      <style:paragraph-properties fo:margin-left="0in" fo:margin-right="0in" fo:margin-top="0in" fo:margin-bottom="0.1252in" loext:contextual-spacing="false" style:line-height-at-least="0.2189in" fo:widows="1" fo:text-indent="0in" style:auto-text-indent="false"/>
      <style:text-properties fo:font-variant="normal" fo:text-transform="none" fo:color="#444444" style:font-name="Consolas" fo:font-size="10.5pt" fo:letter-spacing="normal" fo:font-style="normal" fo:font-weight="normal" loext:padding="0.0937in" loext:border="0.06pt solid #dddddd"/>
    </style:style>
    <style:style style:name="P6" style:family="paragraph" style:parent-style-name="Heading_20_1">
      <style:text-properties fo:font-variant="normal" fo:text-transform="none" fo:color="#333333" style:font-name="Arial" fo:font-size="27pt" fo:letter-spacing="normal" fo:font-style="normal" fo:font-weight="bold"/>
    </style:style>
    <style:style style:name="P7" style:family="paragraph" style:parent-style-name="Heading_20_2">
      <style:paragraph-properties fo:margin-left="0in" fo:margin-right="0in" fo:margin-top="0.2083in" fo:margin-bottom="0.1043in" loext:contextual-spacing="false" fo:line-height="110%" fo:widows="1" fo:text-indent="0in" style:auto-text-indent="false"/>
      <style:text-properties fo:font-variant="normal" fo:text-transform="none" fo:color="#333333" style:font-name="Arial" fo:font-size="22.5pt" fo:letter-spacing="normal" fo:font-style="normal" fo:font-weight="bold"/>
    </style:style>
    <style:style style:name="P8" style:family="paragraph" style:parent-style-name="Heading_20_3">
      <style:paragraph-properties fo:margin-left="0in" fo:margin-right="0in" fo:margin-top="0.2083in" fo:margin-bottom="0.1043in" loext:contextual-spacing="false" fo:line-height="110%" fo:widows="1" fo:text-indent="0in" style:auto-text-indent="false"/>
      <style:text-properties fo:font-variant="normal" fo:text-transform="none" fo:color="#333333" style:font-name="Arial" fo:font-size="18pt" fo:letter-spacing="normal" fo:font-style="normal" fo:font-weight="bold"/>
    </style:style>
    <style:style style:name="T1" style:family="text">
      <style:text-properties fo:color="#8ac007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weight="bold"/>
    </style:style>
    <style:style style:name="fr1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left" style:number-wrapped-paragraphs="no-limit" style:vertical-pos="top" style:vertical-rel="paragraph-content" style:horizontal-pos="right" style:horizontal-rel="paragraph" fo:padding="0in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SQL Views</text:h>
      <text:p text:style-name="Horizontal_20_Line"><draw:frame draw:style-name="fr1" draw:name="Frame1" text:anchor-type="paragraph" svg:width="3.698in" draw:z-index="0"><draw:text-box fo:min-height="0.0161in"><text:p text:style-name="P1"><text:a xlink:type="simple" xlink:href="http://www.w3schools.com/sql/sql_autoincrement.asp" text:style-name="Internet_20_link" text:visited-style-name="Visited_20_Internet_20_Link"><text:span text:style-name="T1">« Previous</text:span></text:a></text:p></draw:text-box></draw:frame><draw:frame draw:style-name="fr2" draw:name="Frame2" text:anchor-type="paragraph" svg:width="4.448in" draw:z-index="1"><draw:text-box fo:min-height="0.0161in"><text:p text:style-name="P2"><text:a xlink:type="simple" xlink:href="http://www.w3schools.com/sql/sql_dates.asp" text:style-name="Internet_20_link" text:visited-style-name="Visited_20_Internet_20_Link"><text:span text:style-name="T1">Next Chapter »</text:span></text:a></text:p></draw:text-box></draw:frame></text:p>
      <text:p text:style-name="P3">A view is a virtual table.</text:p>
      <text:p text:style-name="P3">This chapter shows how to create, update, and delete a view.</text:p>
      <text:p text:style-name="Horizontal_20_Line"/>
      <text:h text:style-name="P7" text:outline-level="2">SQL CREATE VIEW Statement</text:h>
      <text:p text:style-name="P4">In SQL, a view is a virtual table based on the result-set of an SQL statement.</text:p>
      <text:p text:style-name="P4">A view contains rows and columns, just like a real table. The fields in a view are fields from one or more real tables in the database.</text:p>
      <text:p text:style-name="P4">You can add SQL functions, WHERE, and JOIN statements to a view and present the data as if the data were coming from one single table.</text:p>
      <text:h text:style-name="P8" text:outline-level="3">SQL CREATE VIEW Syntax</text:h>
      <text:p text:style-name="P5">CREATE VIEW view_name AS<text:line-break/>SELECT column_name(s)<text:line-break/>FROM table_name<text:line-break/>WHERE condition</text:p>
      <text:p text:style-name="P4"><text:span text:style-name="T2">Note:</text:span> A view always shows up-to-date data! The database engine recreates the data, using the view's SQL statement, every time a user queries a view.</text:p>
      <text:p text:style-name="Horizontal_20_Line"/>
      <text:h text:style-name="P7" text:outline-level="2">SQL CREATE VIEW Examples</text:h>
      <text:p text:style-name="P4">If you have the Northwind database you can see that it has several views installed by default.</text:p>
      <text:p text:style-name="P4">The view "Current Product List" lists all active products (products that are not <text:soft-page-break/>discontinued) from the "Products" table. The view is created with the following SQL:</text:p>
      <text:p text:style-name="P5">CREATE VIEW [Current Product List] AS<text:line-break/>SELECT ProductID,ProductName<text:line-break/>FROM Products<text:line-break/>WHERE Discontinued=No</text:p>
      <text:p text:style-name="P4">We can query the view above as follows:</text:p>
      <text:p text:style-name="P5">SELECT * FROM [Current Product List]</text:p>
      <text:p text:style-name="P4">Another view in the Northwind sample database selects every product in the "Products" table with a unit price higher than the average unit price:</text:p>
      <text:p text:style-name="P5">CREATE VIEW [Products Above Average Price] AS<text:line-break/>SELECT ProductName,UnitPrice<text:line-break/>FROM Products<text:line-break/>WHERE UnitPrice&gt;(SELECT AVG(UnitPrice) FROM Products)</text:p>
      <text:p text:style-name="P4">We can query the view above as follows:</text:p>
      <text:p text:style-name="P5">SELECT * FROM [Products Above Average Price]</text:p>
      <text:p text:style-name="P4">Another view in the Northwind database calculates the total sale for each category in 1997. Note that this view selects its data from another view called "Product Sales for 1997":</text:p>
      <text:p text:style-name="P5">CREATE VIEW [Category Sales For 1997] AS<text:line-break/>SELECT DISTINCT CategoryName,Sum(ProductSales) AS CategorySales<text:line-break/>FROM [Product Sales for 1997]<text:line-break/>GROUP BY CategoryName</text:p>
      <text:p text:style-name="P4">We can query the view above as follows:</text:p>
      <text:p text:style-name="P5">SELECT * FROM [Category Sales For 1997]</text:p>
      <text:p text:style-name="P4">We can also add a condition to the query. Now we want to see the total sale only for the category "Beverages":</text:p>
      <text:p text:style-name="P5"><text:soft-page-break/>SELECT * FROM [Category Sales For 1997]<text:line-break/>WHERE CategoryName='Beverages'</text:p>
      <text:p text:style-name="Horizontal_20_Line"/>
      <text:h text:style-name="P7" text:outline-level="2">SQL Updating a View</text:h>
      <text:p text:style-name="P4">You can update a view by using the following syntax:</text:p>
      <text:h text:style-name="P8" text:outline-level="3">SQL CREATE OR REPLACE VIEW Syntax</text:h>
      <text:p text:style-name="P5">CREATE OR REPLACE VIEW view_name AS<text:line-break/>SELECT column_name(s)<text:line-break/>FROM table_name<text:line-break/>WHERE condition</text:p>
      <text:p text:style-name="P4">Now we want to add the "Category" column to the "Current Product List" view. We will update the view with the following SQL:</text:p>
      <text:p text:style-name="P5">CREATE OR REPLACE VIEW [Current Product List] AS<text:line-break/>SELECT ProductID,ProductName,Category<text:line-break/>FROM Products<text:line-break/>WHERE Discontinued=No</text:p>
      <text:p text:style-name="Horizontal_20_Line"/>
      <text:h text:style-name="P7" text:outline-level="2">SQL Dropping a View</text:h>
      <text:p text:style-name="P4">You can delete a view with the DROP VIEW command.</text:p>
      <text:h text:style-name="P8" text:outline-level="3">SQL DROP VIEW Syntax</text:h>
      <text:p text:style-name="P5">DROP VIEW view_name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Consolas" svg:font-family="Consolas, 'courier new'"/>
    <style:font-face style:name="Verdana" svg:font-family="Verdana, Geneva, Tahoma, Arial, Helvetica, sans-serif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4T08:43:27.021172835</meta:creation-date>
    <dc:date>2015-08-24T08:45:15.417437670</dc:date>
    <meta:editing-duration>PT1M50S</meta:editing-duration>
    <meta:editing-cycles>1</meta:editing-cycles>
    <meta:document-statistic meta:table-count="0" meta:image-count="0" meta:object-count="0" meta:page-count="4" meta:paragraph-count="38" meta:word-count="450" meta:character-count="2708" meta:non-whitespace-character-count="2296"/>
    <meta:generator>LibreOffice/5.0.0.5$Linux_X86_64 LibreOffice_project/00m0$Build-5</meta:generator>
  </office:meta>
</office:document-meta>
</file>